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6.935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2"/>
    <style:style style:name="ce1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number-columns-repeated="56" table:default-cell-style-name="ce1"/>
        <table:table-column table:style-name="co6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anks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Moved signs to be better visible.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suprising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They are glass, they aren't supposed too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Writ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3" office:value-type="date" office:date-value="2020-03-15" calcext:value-type="date">
            <text:p>15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1" office:value-type="string" calcext:value-type="string">
            <text:p>Feedback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1016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</number:date-style>
    <number:date-style style:name="N112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9:49:18.5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title/>
    <dc:description/>
    <dc:subject/>
    <meta:initial-creator/>
    <meta:creation-date>2020-03-06T09:20:28Z</meta:creation-date>
    <dc:date>2020-03-27T10:00:15.122000000</dc:date>
    <meta:editing-cycles>9</meta:editing-cycles>
    <meta:editing-duration>PT1M27S</meta:editing-duration>
    <meta:document-statistic meta:table-count="1" meta:cell-count="412" meta:object-count="0"/>
  </office:meta>
</office:document-meta>
</file>